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shapes>
          <draw:frame draw:z-index="1" draw:id="id0" draw:style-name="a0" draw:name="Chart 1" svg:x="4.34153in" svg:y="0.96736in" svg:width="6.29875in" svg:height="3.54292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number-columns-repeated="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Last Bump Triggered</text:p>
          </table:table-cell>
          <table:table-cell table:style-name="ce1"/>
          <table:table-cell office:value-type="string" table:style-name="ce1">
            <text:p>Actual Shift Ti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hiftCurrent</text:p>
          </table:table-cell>
          <table:table-cell office:value-type="string" table:style-name="ce1">
            <text:p>Shift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&lt;4.1</text:p>
          </table:table-cell>
          <table:table-cell office:value-type="string" table:style-name="ce1">
            <text:p>doesn’t move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4.2~4.29</text:p>
          </table:table-cell>
          <table:table-cell office:value-type="string" table:style-name="ce1">
            <text:p>stop at 2<text:span text:style-name="T1">nd</text:span></text:p>
          </table:table-cell>
          <table:table-cell table:number-columns-repeated="16382" table:style-name="ce1"/>
        </table:table-row>
        <table:table-row table:style-name="ro1">
          <table:table-cell office:value-type="float" office:value="4.3" table:style-name="ce1">
            <text:p>4.3</text:p>
          </table:table-cell>
          <table:table-cell office:value-type="float" office:value="1034.3499999999999" table:style-name="ce1">
            <text:p>1034.35</text:p>
          </table:table-cell>
          <table:table-cell office:value-type="float" office:value="733.32999999999993" table:formula="of:=[.B6]-301.02" table:style-name="ce1">
            <text:p>733.33</text:p>
          </table:table-cell>
          <table:table-cell table:number-columns-repeated="16381"/>
        </table:table-row>
        <table:table-row table:style-name="ro1">
          <table:table-cell office:value-type="float" office:value="4.3099999999999996" table:style-name="ce1">
            <text:p>4.31</text:p>
          </table:table-cell>
          <table:table-cell office:value-type="float" office:value="998.63" table:style-name="ce1">
            <text:p>998.63</text:p>
          </table:table-cell>
          <table:table-cell office:value-type="float" office:value="697.61" table:formula="of:=[.B7]-301.02" table:style-name="ce1">
            <text:p>697.61</text:p>
          </table:table-cell>
          <table:table-cell table:number-columns-repeated="16381"/>
        </table:table-row>
        <table:table-row table:style-name="ro1">
          <table:table-cell office:value-type="float" office:value="4.32" table:style-name="ce1">
            <text:p>4.32</text:p>
          </table:table-cell>
          <table:table-cell office:value-type="float" office:value="974.43" table:style-name="ce1">
            <text:p>974.43</text:p>
          </table:table-cell>
          <table:table-cell office:value-type="float" office:value="673.41" table:formula="of:=[.B8]-301.02" table:style-name="ce1">
            <text:p>673.41</text:p>
          </table:table-cell>
          <table:table-cell table:number-columns-repeated="16381"/>
        </table:table-row>
        <table:table-row table:style-name="ro1">
          <table:table-cell office:value-type="float" office:value="4.33" table:style-name="ce1">
            <text:p>4.33</text:p>
          </table:table-cell>
          <table:table-cell office:value-type="float" office:value="0" table:style-name="ce1">
            <text:p>0</text:p>
          </table:table-cell>
          <table:table-cell office:value-type="float" office:value="-301.02" table:formula="of:=[.B9]-301.02" table:style-name="ce1">
            <text:p>-301.02</text:p>
          </table:table-cell>
          <table:table-cell table:number-columns-repeated="16381"/>
        </table:table-row>
        <table:table-row table:style-name="ro1">
          <table:table-cell office:value-type="float" office:value="4.34" table:style-name="ce1">
            <text:p>4.34</text:p>
          </table:table-cell>
          <table:table-cell office:value-type="float" office:value="942.43" table:style-name="ce1">
            <text:p>942.43</text:p>
          </table:table-cell>
          <table:table-cell office:value-type="float" office:value="641.41" table:formula="of:=[.B10]-301.02" table:style-name="ce1">
            <text:p>641.41</text:p>
          </table:table-cell>
          <table:table-cell table:number-columns-repeated="16381"/>
        </table:table-row>
        <table:table-row table:style-name="ro1">
          <table:table-cell office:value-type="float" office:value="4.3499999999999996" table:style-name="ce1">
            <text:p>4.35</text:p>
          </table:table-cell>
          <table:table-cell office:value-type="float" office:value="930.31" table:style-name="ce1">
            <text:p>930.31</text:p>
          </table:table-cell>
          <table:table-cell office:value-type="float" office:value="629.29" table:formula="of:=[.B11]-301.02" table:style-name="ce1">
            <text:p>629.29</text:p>
          </table:table-cell>
          <table:table-cell table:number-columns-repeated="16381"/>
        </table:table-row>
        <table:table-row table:style-name="ro1">
          <table:table-cell office:value-type="float" office:value="4.4000000000000004" table:style-name="ce1">
            <text:p>4.4</text:p>
          </table:table-cell>
          <table:table-cell office:value-type="float" office:value="0" table:style-name="ce1">
            <text:p>0</text:p>
          </table:table-cell>
          <table:table-cell office:value-type="float" office:value="-301.02" table:formula="of:=[.B12]-301.02" table:style-name="ce1">
            <text:p>-301.02</text:p>
          </table:table-cell>
          <table:table-cell table:number-columns-repeated="16381"/>
        </table:table-row>
        <table:table-row table:style-name="ro1">
          <table:table-cell office:value-type="float" office:value="4.45" table:style-name="ce1">
            <text:p>4.45</text:p>
          </table:table-cell>
          <table:table-cell office:value-type="float" office:value="860.61" table:style-name="ce1">
            <text:p>860.61</text:p>
          </table:table-cell>
          <table:table-cell office:value-type="float" office:value="559.59" table:formula="of:=[.B13]-301.02" table:style-name="ce1">
            <text:p>559.59</text:p>
          </table:table-cell>
          <table:table-cell table:number-columns-repeated="16381"/>
        </table:table-row>
        <table:table-row table:style-name="ro1">
          <table:table-cell office:value-type="float" office:value="4.5" table:style-name="ce1">
            <text:p>4.5</text:p>
          </table:table-cell>
          <table:table-cell office:value-type="float" office:value="841.37" table:style-name="ce1">
            <text:p>841.37</text:p>
          </table:table-cell>
          <table:table-cell office:value-type="float" office:value="540.35" table:formula="of:=[.B14]-301.02" table:style-name="ce1">
            <text:p>540.35</text:p>
          </table:table-cell>
          <table:table-cell table:number-columns-repeated="16381"/>
        </table:table-row>
        <table:table-row table:style-name="ro1">
          <table:table-cell office:value-type="float" office:value="4.5999999999999996" table:style-name="ce1">
            <text:p>4.6</text:p>
          </table:table-cell>
          <table:table-cell office:value-type="float" office:value="810" table:style-name="ce1">
            <text:p>810</text:p>
          </table:table-cell>
          <table:table-cell office:value-type="float" office:value="508.98" table:formula="of:=[.B15]-301.02" table:style-name="ce1">
            <text:p>508.98</text:p>
          </table:table-cell>
          <table:table-cell table:number-columns-repeated="16381"/>
        </table:table-row>
        <table:table-row table:style-name="ro1">
          <table:table-cell office:value-type="float" office:value="4.7" table:style-name="ce1">
            <text:p>4.7</text:p>
          </table:table-cell>
          <table:table-cell office:value-type="float" office:value="790.57" table:style-name="ce1">
            <text:p>790.57</text:p>
          </table:table-cell>
          <table:table-cell office:value-type="float" office:value="489.55000000000007" table:formula="of:=[.B16]-301.02" table:style-name="ce1">
            <text:p>489.55</text:p>
          </table:table-cell>
          <table:table-cell table:number-columns-repeated="16381"/>
        </table:table-row>
        <table:table-row table:style-name="ro1">
          <table:table-cell office:value-type="float" office:value="4.8" table:style-name="ce1">
            <text:p>4.8</text:p>
          </table:table-cell>
          <table:table-cell office:value-type="float" office:value="775.59" table:style-name="ce1">
            <text:p>775.59</text:p>
          </table:table-cell>
          <table:table-cell office:value-type="float" office:value="474.57000000000005" table:formula="of:=[.B17]-301.02" table:style-name="ce1">
            <text:p>474.57</text:p>
          </table:table-cell>
          <table:table-cell table:number-columns-repeated="16381"/>
        </table:table-row>
        <table:table-row table:style-name="ro1">
          <table:table-cell office:value-type="float" office:value="4.9000000000000004" table:style-name="ce1">
            <text:p>4.9</text:p>
          </table:table-cell>
          <table:table-cell office:value-type="float" office:value="763.33" table:style-name="ce1">
            <text:p>763.33</text:p>
          </table:table-cell>
          <table:table-cell office:value-type="float" office:value="462.31000000000006" table:formula="of:=[.B18]-301.02" table:style-name="ce1">
            <text:p>462.31</text:p>
          </table:table-cell>
          <table:table-cell table:number-columns-repeated="1638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751.85" table:style-name="ce1">
            <text:p>751.85</text:p>
          </table:table-cell>
          <table:table-cell office:value-type="float" office:value="450.83000000000004" table:formula="of:=[.B19]-301.02" table:style-name="ce1">
            <text:p>450.83</text:p>
          </table:table-cell>
          <table:table-cell table:number-columns-repeated="16381"/>
        </table:table-row>
        <table:table-row table:style-name="ro1">
          <table:table-cell office:value-type="float" office:value="5.0999999999999996" table:style-name="ce1">
            <text:p>5.1</text:p>
          </table:table-cell>
          <table:table-cell office:value-type="float" office:value="743.75" table:style-name="ce1">
            <text:p>743.75</text:p>
          </table:table-cell>
          <table:table-cell office:value-type="float" office:value="442.73" table:formula="of:=[.B20]-301.02" table:style-name="ce1">
            <text:p>442.73</text:p>
          </table:table-cell>
          <table:table-cell table:number-columns-repeated="16381"/>
        </table:table-row>
        <table:table-row table:style-name="ro1">
          <table:table-cell office:value-type="float" office:value="5.2" table:style-name="ce1">
            <text:p>5.2</text:p>
          </table:table-cell>
          <table:table-cell office:value-type="float" office:value="713.75" table:style-name="ce1">
            <text:p>713.75</text:p>
          </table:table-cell>
          <table:table-cell office:value-type="float" office:value="412.73" table:formula="of:=[.B21]-301.02" table:style-name="ce1">
            <text:p>412.73</text:p>
          </table:table-cell>
          <table:table-cell table:number-columns-repeated="16381"/>
        </table:table-row>
        <table:table-row table:style-name="ro1">
          <table:table-cell office:value-type="float" office:value="5.3" table:style-name="ce1">
            <text:p>5.3</text:p>
          </table:table-cell>
          <table:table-cell office:value-type="float" office:value="0" table:style-name="ce1">
            <text:p>0</text:p>
          </table:table-cell>
          <table:table-cell office:value-type="float" office:value="-301.02" table:formula="of:=[.B22]-301.02" table:style-name="ce1">
            <text:p>-301.02</text:p>
          </table:table-cell>
          <table:table-cell table:number-columns-repeated="16381"/>
        </table:table-row>
        <table:table-row table:style-name="ro1">
          <table:table-cell office:value-type="float" office:value="5.4" table:style-name="ce1">
            <text:p>5.4</text:p>
          </table:table-cell>
          <table:table-cell office:value-type="float" office:value="0" table:style-name="ce1">
            <text:p>0</text:p>
          </table:table-cell>
          <table:table-cell office:value-type="float" office:value="-301.02" table:formula="of:=[.B23]-301.02" table:style-name="ce1">
            <text:p>-301.02</text:p>
          </table:table-cell>
          <table:table-cell table:number-columns-repeated="16381"/>
        </table:table-row>
        <table:table-row table:style-name="ro1">
          <table:table-cell office:value-type="float" office:value="5.5" table:style-name="ce1">
            <text:p>5.5</text:p>
          </table:table-cell>
          <table:table-cell office:value-type="float" office:value="0" table:style-name="ce1">
            <text:p>0</text:p>
          </table:table-cell>
          <table:table-cell office:value-type="float" office:value="-301.02" table:formula="of:=[.B24]-301.02" table:style-name="ce1">
            <text:p>-301.02</text:p>
          </table:table-cell>
          <table:table-cell table:number-columns-repeated="16381"/>
        </table:table-row>
        <table:table-row table:style-name="ro1">
          <table:table-cell office:value-type="float" office:value="5.6" table:style-name="ce1">
            <text:p>5.6</text:p>
          </table:table-cell>
          <table:table-cell office:value-type="float" office:value="701.04" table:style-name="ce1">
            <text:p>701.04</text:p>
          </table:table-cell>
          <table:table-cell office:value-type="float" office:value="400.02" table:formula="of:=[.B25]-301.02" table:style-name="ce1">
            <text:p>400.02</text:p>
          </table:table-cell>
          <table:table-cell table:number-columns-repeated="16381"/>
        </table:table-row>
        <table:table-row table:style-name="ro1">
          <table:table-cell office:value-type="float" office:value="5.7" table:style-name="ce1">
            <text:p>5.7</text:p>
          </table:table-cell>
          <table:table-cell office:value-type="float" office:value="704" table:style-name="ce1">
            <text:p>704</text:p>
          </table:table-cell>
          <table:table-cell office:value-type="float" office:value="402.98" table:formula="of:=[.B26]-301.02" table:style-name="ce1">
            <text:p>402.98</text:p>
          </table:table-cell>
          <table:table-cell table:number-columns-repeated="16381"/>
        </table:table-row>
        <table:table-row table:style-name="ro1">
          <table:table-cell office:value-type="float" office:value="5.8" table:style-name="ce1">
            <text:p>5.8</text:p>
          </table:table-cell>
          <table:table-cell office:value-type="float" office:value="698.25" table:style-name="ce1">
            <text:p>698.25</text:p>
          </table:table-cell>
          <table:table-cell office:value-type="float" office:value="397.23" table:formula="of:=[.B27]-301.02" table:style-name="ce1">
            <text:p>397.23</text:p>
          </table:table-cell>
          <table:table-cell table:number-columns-repeated="16381"/>
        </table:table-row>
        <table:table-row table:style-name="ro1">
          <table:table-cell office:value-type="float" office:value="5.9" table:style-name="ce1">
            <text:p>5.9</text:p>
          </table:table-cell>
          <table:table-cell office:value-type="float" office:value="700.62" table:style-name="ce1">
            <text:p>700.62</text:p>
          </table:table-cell>
          <table:table-cell office:value-type="float" office:value="399.6" table:formula="of:=[.B28]-301.02" table:style-name="ce1">
            <text:p>399.6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&gt;6</text:p>
          </table:table-cell>
          <table:table-cell office:value-type="string" table:style-name="ce1">
            <text:p>multiple bumps</text:p>
          </table:table-cell>
          <table:table-cell table:number-columns-repeated="16382" table:style-name="ce1"/>
        </table:table-row>
        <table:table-row table:number-rows-repeated="104854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910</meta:generator>
    <dc:creator>Yao Hsiao</dc:creator>
    <meta:creation-date>2018-08-13T13:18:03Z</meta:creation-date>
    <dc:date>2018-09-13T03:27:02Z</dc:date>
    <meta:editing-cycles>4</meta:editing-cycles>
    <meta:editing-duration>PT115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55.09pt" svg:width="453.51pt" chart:style-name="Crt0">
        <chart:title chart:style-name="CT00">
          <text:p text:style-name="a0" text:class-names="" text:cond-style-name="">Shift Current Modified</text:p>
        </chart:title>
        <chart:legend chart:legend-position="end" chart:legend-align="center" chart:style-name="Lgnd"/>
        <chart:plot-area chart:style-name="Plt0">
          <chart:axis chart:dimension="y" chart:name="primary-y" chart:style-name="Axs0">
            <chart:title chart:style-name="AT00">
              <text:p text:style-name="a1" text:class-names="" text:cond-style-name="">Bump Shift Time (ms)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External Shift Current (nA)</text:p>
            </chart:title>
          </chart:axis>
          <chart:series chart:values-cell-range-address="Sheet1.$C$6:.$C$28" chart:class="chart:scatter" chart:attached-axis="primary-y" chart:style-name="G0S0">
            <chart:domain table:cell-range-address="Sheet1.$A$6:.$A$28"/>
            <chart:data-point chart:repeated="2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